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QUINO LOZANO BRAYA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431121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74997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QUINO LOZANO BRAYA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431121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7 499 7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0/2021</text:p>
          </table:table-cell>
          <table:table-cell table:style-name="Tabla2.A3" office:value-type="string">
            <text:p text:style-name="P22">81542180</text:p>
          </table:table-cell>
          <table:table-cell table:style-name="Tabla2.D3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8/10/2021</text:p>
          </table:table-cell>
          <table:table-cell table:style-name="Tabla2.A4" office:value-type="string">
            <text:p text:style-name="P22">8426951</text:p>
          </table:table-cell>
          <table:table-cell table:style-name="Tabla2.D4" office:value-type="string">
            <text:p text:style-name="P23">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1:02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